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354.35mm" svg:height="198.68mm" svg:x="143.73mm" svg:y="41.96mm">
            <draw:object draw:notify-on-update-of-ranges="List1.A2:List1.A20 List1.B1:List1.B1 List1.B2:Lis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ry Code</text:p>
          </table:table-cell>
          <table:table-cell office:value-type="string" calcext:value-type="string">
            <text:p>Node Count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List2" table:style-name="ta1">
        <table:shapes>
          <draw:frame draw:z-index="0" draw:style-name="gr1" draw:text-style-name="P1" svg:width="159.99mm" svg:height="89.99mm" svg:x="110.54mm" svg:y="12.96mm">
            <draw:object draw:notify-on-update-of-ranges="List2.A1:List2.A1 List2.A2:List2.A2 List2.B1:List2.B1 List2.B2:List2.B2 List2.C1:List2.C1 List2.C2:List2.C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ll nodes</text:p>
          </table:table-cell>
          <table:table-cell office:value-type="string" calcext:value-type="string">
            <text:p>Pingable</text:p>
          </table:table-cell>
          <table:table-cell office:value-type="string" calcext:value-type="string">
            <text:p>SSH accessibl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List3" table:style-name="ta1">
        <table:shapes>
          <draw:frame draw:z-index="0" draw:style-name="gr1" draw:text-style-name="P1" svg:width="159.99mm" svg:height="89.99mm" svg:x="135.48mm" svg:y="27.1mm">
            <draw:object draw:notify-on-update-of-ranges="List3.A1:List3.A1 List3.B1:List3.B1 List3.A2:List3.A2 List3.B2:List3.B2 List3.A3:List3.A3 List3.B3:List3.B3 List3.A4:List3.A4 List3.B4:List3.B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urop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ceania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2" table:target-range-address="List3.B1:List3.B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8:53:46.04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7:13:51.769000000</meta:creation-date>
    <dc:date>2019-05-05T18:54:40.301000000</dc:date>
    <meta:editing-duration>PT3H34M18S</meta:editing-duration>
    <meta:editing-cycles>3</meta:editing-cycles>
    <meta:generator>LibreOffice/6.0.6.2$Windows_X86_64 LibreOffice_project/0c292870b25a325b5ed35f6b45599d2ea4458e77</meta:generator>
    <meta:document-statistic meta:table-count="3" meta:cell-count="1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draw:stroke="none" draw:fill-color="#72bf44" dr3d:edge-rounding="5%"/>
      <style:text-properties fo:font-size="18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436cm" svg:height="19.869cm" xlink:href=".." xlink:type="simple" chart:class="chart:bar" chart:style-name="ch1">
        <chart:plot-area chart:style-name="ch2" table:cell-range-address="List1.A1:List1.B20" chart:data-source-has-labels="both" svg:x="2.255cm" svg:y="0.397cm" svg:width="32.473cm" svg:height="17.558cm">
          <chartooo:coordinate-region svg:x="3.538cm" svg:y="0.756cm" svg:width="31.19cm" svg:height="16.235cm"/>
          <chart:axis chart:dimension="x" chart:name="primary-x" chart:style-name="ch3" chartooo:axis-type="auto">
            <chartooo:date-scale/>
            <chart:title svg:x="16.511cm" svg:y="18.352cm" chart:style-name="ch4">
              <text:p>Country code</text:p>
            </chart:title>
            <chart:categories table:cell-range-address="List1.A2:List1.A20"/>
          </chart:axis>
          <chart:axis chart:dimension="y" chart:name="primary-y" chart:style-name="ch5">
            <chart:title svg:x="0.451cm" svg:y="11.698cm" chart:style-name="ch6">
              <text:p>Number of nodes</text:p>
            </chart:title>
            <chart:grid chart:style-name="ch7" chart:class="major"/>
          </chart:axis>
          <chart:series chart:style-name="ch8" chart:values-cell-range-address="List1.B2:List1.B20" chart:label-cell-address="List1.B1:List1.B1" chart:class="chart:bar">
            <chart:data-point chart:style-name="ch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 Count</text:p>
                <draw:g>
                  <svg:desc>List1.B1:Lis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</text:p>
                <draw:g>
                  <svg:desc>List1.A2:List1.A20</svg:desc>
                </draw:g>
              </table:table-cell>
              <table:table-cell office:value-type="float" office:value="388">
                <text:p>388</text:p>
                <draw:g>
                  <svg:desc>List1.B2:List1.B20</svg:desc>
                </draw:g>
              </table:table-cell>
            </table:table-row>
            <table:table-row>
              <table:table-cell office:value-type="string">
                <text:p>C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L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JP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GR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KR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B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List2.A1:List2.C2" chart:data-source-has-labels="row" svg:x="1.331cm" svg:y="0.18cm" svg:width="11.133cm" svg:height="7.659cm">
          <chartooo:coordinate-region svg:x="2.323cm" svg:y="0.379cm" svg:width="10.141cm" svg:height="7.261cm"/>
          <chart:axis chart:dimension="x" chart:name="primary-x" chart:style-name="ch4">
            <chart:title svg:x="5.609cm" svg:y="8.019cm" chart:style-name="ch5">
              <text:p>Accessibility type</text:p>
            </chart:title>
          </chart:axis>
          <chart:axis chart:dimension="y" chart:name="primary-y" chart:style-name="ch6">
            <chart:title svg:x="0.451cm" svg:y="5.31cm" chart:style-name="ch7">
              <text:p>Number of nodes</text:p>
            </chart:title>
          </chart:axis>
          <chart:series chart:style-name="ch8" chart:values-cell-range-address="List2.A2:List2.A2" chart:label-cell-address="List2.A1:List2.A1" chart:class="chart:bar">
            <chart:data-point/>
          </chart:series>
          <chart:series chart:style-name="ch9" chart:values-cell-range-address="List2.B2:List2.B2" chart:label-cell-address="List2.B1:List2.B1" chart:class="chart:bar">
            <chart:data-point/>
          </chart:series>
          <chart:series chart:style-name="ch10" chart:values-cell-range-address="List2.C2:List2.C2" chart:label-cell-address="List2.C1:List2.C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nodes</text:p>
                <draw:g>
                  <svg:desc>List2.A1:List2.A1</svg:desc>
                </draw:g>
              </table:table-cell>
              <table:table-cell office:value-type="string">
                <text:p>Pingable</text:p>
                <draw:g>
                  <svg:desc>List2.B1:List2.B1</svg:desc>
                </draw:g>
              </table:table-cell>
              <table:table-cell office:value-type="string">
                <text:p>SSH accessible</text:p>
                <draw:g>
                  <svg:desc>List2.C1:List2.C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4">
                <text:p>1004</text:p>
                <draw:g>
                  <svg:desc>List2.A2:List2.A2</svg:desc>
                </draw:g>
              </table:table-cell>
              <table:table-cell office:value-type="float" office:value="168">
                <text:p>168</text:p>
                <draw:g>
                  <svg:desc>List2.B2:List2.B2</svg:desc>
                </draw:g>
              </table:table-cell>
              <table:table-cell office:value-type="float" office:value="140">
                <text:p>140</text:p>
                <draw:g>
                  <svg:desc>List2.C2:List2.C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75cm" svg:y="3.454cm" style:legend-expansion="high" chart:style-name="ch2"/>
        <chart:plot-area chart:style-name="ch3" table:cell-range-address="List3.A1:List3.B4" chart:data-source-has-labels="column" svg:x="1.331cm" svg:y="0.18cm" svg:width="12.324cm" svg:height="7.659cm">
          <chartooo:coordinate-region svg:x="1.952cm" svg:y="0.379cm" svg:width="11.703cm" svg:height="7.261cm"/>
          <chart:axis chart:dimension="x" chart:name="primary-x" chart:style-name="ch4">
            <chart:title svg:x="6.735cm" svg:y="8.019cm" chart:style-name="ch5">
              <text:p>Continent</text:p>
            </chart:title>
          </chart:axis>
          <chart:axis chart:dimension="y" chart:name="primary-y" chart:style-name="ch6">
            <chart:title svg:x="0.451cm" svg:y="5.31cm" chart:style-name="ch7">
              <text:p>Number of nodes</text:p>
            </chart:title>
          </chart:axis>
          <chart:series chart:style-name="ch8" chart:values-cell-range-address="List3.B1:List3.B1" chart:label-cell-address="List3.A1:List3.A1" chart:class="chart:bar">
            <chart:data-point/>
          </chart:series>
          <chart:series chart:style-name="ch9" chart:values-cell-range-address="List3.B2:List3.B2" chart:label-cell-address="List3.A2:List3.A2" chart:class="chart:bar">
            <chart:data-point/>
          </chart:series>
          <chart:series chart:style-name="ch10" chart:values-cell-range-address="List3.B3:List3.B3" chart:label-cell-address="List3.A3:List3.A3" chart:class="chart:bar">
            <chart:data-point/>
          </chart:series>
          <chart:series chart:style-name="ch11" chart:values-cell-range-address="List3.B4:List3.B4" chart:label-cell-address="List3.A4:List3.A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urope</text:p>
                <draw:g>
                  <svg:desc>List3.A1:List3.A1</svg:desc>
                </draw:g>
              </table:table-cell>
              <table:table-cell office:value-type="float" office:value="60">
                <text:p>60</text:p>
                <draw:g>
                  <svg:desc>List3.B1:List3.B1</svg:desc>
                </draw:g>
              </table:table-cell>
            </table:table-row>
            <table:table-row>
              <table:table-cell office:value-type="string">
                <text:p>America</text:p>
                <draw:g>
                  <svg:desc>List3.A2:List3.A2</svg:desc>
                </draw:g>
              </table:table-cell>
              <table:table-cell office:value-type="float" office:value="51">
                <text:p>51</text:p>
                <draw:g>
                  <svg:desc>List3.B2:List3.B2</svg:desc>
                </draw:g>
              </table:table-cell>
            </table:table-row>
            <table:table-row>
              <table:table-cell office:value-type="string">
                <text:p>Asia</text:p>
                <draw:g>
                  <svg:desc>List3.A3:List3.A3</svg:desc>
                </draw:g>
              </table:table-cell>
              <table:table-cell office:value-type="float" office:value="19">
                <text:p>19</text:p>
                <draw:g>
                  <svg:desc>List3.B3:List3.B3</svg:desc>
                </draw:g>
              </table:table-cell>
            </table:table-row>
            <table:table-row>
              <table:table-cell office:value-type="string">
                <text:p>Oceania</text:p>
                <draw:g>
                  <svg:desc>List3.A4:List3.A4</svg:desc>
                </draw:g>
              </table:table-cell>
              <table:table-cell office:value-type="float" office:value="2">
                <text:p>2</text:p>
                <draw:g>
                  <svg:desc>List3.B4:List3.B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